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Arial (Hebrew)" svg:font-family="'Arial (Hebrew)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Arial (Hebrew)1" svg:font-family="'Arial (Hebrew)'" style:font-adornments="Regular" style:font-pitch="variable"/>
    <style:font-face style:name="David (Hebrew)" svg:font-family="'David (Hebrew)'" style:font-adornments="Regular" style:font-pitch="variable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 Math" svg:font-family="'Cambria Math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iriam" svg:font-family="Miriam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text-align="start" style:justify-single-word="false" style:writing-mode="lr-tb"/>
      <style:text-properties fo:font-size="10pt" officeooo:paragraph-rsid="06d23e2c" style:font-size-asian="10pt" style:font-size-complex="10pt"/>
    </style:style>
    <style:style style:name="P4" style:family="paragraph" style:parent-style-name="Text_20_body">
      <style:paragraph-properties fo:text-align="start" style:justify-single-word="false" style:writing-mode="lr-tb"/>
      <style:text-properties fo:font-size="10pt" officeooo:paragraph-rsid="06cf1ae8" style:font-size-asian="10pt" style:font-size-complex="10pt"/>
    </style:style>
    <style:style style:name="P5" style:family="paragraph" style:parent-style-name="Text_20_body">
      <style:paragraph-properties fo:text-align="start" style:justify-single-word="false" style:writing-mode="lr-tb"/>
      <style:text-properties fo:font-size="10pt" officeooo:paragraph-rsid="06f30066" style:font-size-asian="10pt" style:font-size-complex="10pt"/>
    </style:style>
    <style:style style:name="P6" style:family="paragraph" style:parent-style-name="Text_20_body">
      <style:paragraph-properties fo:text-align="start" style:justify-single-word="false" style:writing-mode="lr-tb"/>
      <style:text-properties style:font-name="Monospace" fo:font-size="10pt" fo:font-weight="normal" officeooo:rsid="06cd418f" officeooo:paragraph-rsid="06cd418f" style:font-size-asian="10pt" style:font-weight-asian="normal" style:font-name-complex="David CLM" style:font-size-complex="10pt" style:font-weight-complex="normal"/>
    </style:style>
    <style:style style:name="P7" style:family="paragraph" style:parent-style-name="Text_20_body">
      <style:paragraph-properties fo:text-align="start" style:justify-single-word="false" style:writing-mode="lr-tb"/>
      <style:text-properties style:font-name="Monospace" fo:font-size="10pt" fo:font-weight="normal" officeooo:rsid="06cd418f" officeooo:paragraph-rsid="06ed7b27" style:font-size-asian="10pt" style:font-weight-asian="normal" style:font-name-complex="David CLM" style:font-size-complex="10pt" style:font-weight-complex="normal"/>
    </style:style>
    <style:style style:name="P8" style:family="paragraph" style:parent-style-name="Text_20_body">
      <style:paragraph-properties fo:text-align="start" style:justify-single-word="false" style:writing-mode="lr-tb"/>
      <style:text-properties style:font-name="Monospace" fo:font-size="10pt" fo:font-weight="normal" officeooo:rsid="06cd418f" officeooo:paragraph-rsid="06f082cc" style:font-size-asian="10pt" style:font-weight-asian="normal" style:font-name-complex="David CLM" style:font-size-complex="10pt" style:font-weight-complex="normal"/>
    </style:style>
    <style:style style:name="P9" style:family="paragraph" style:parent-style-name="Text_20_body">
      <style:paragraph-properties fo:text-align="start" style:justify-single-word="false" style:writing-mode="lr-tb"/>
      <style:text-properties style:font-name="Monospace" fo:font-size="10pt" fo:font-weight="normal" officeooo:rsid="06cf1ae8" officeooo:paragraph-rsid="06d23e2c" style:font-size-asian="10pt" style:font-weight-asian="normal" style:font-name-complex="David CLM" style:font-size-complex="10pt" style:font-weight-complex="normal"/>
    </style:style>
    <style:style style:name="P10" style:family="paragraph" style:parent-style-name="Text_20_body">
      <style:paragraph-properties fo:text-align="start" style:justify-single-word="false" style:writing-mode="lr-tb"/>
      <style:text-properties style:font-name="Monospace" fo:font-size="10pt" fo:font-weight="normal" officeooo:rsid="06d23e2c" officeooo:paragraph-rsid="06f174d7" style:font-size-asian="10pt" style:font-weight-asian="normal" style:font-name-complex="David CLM" style:font-size-complex="10pt" style:font-weight-complex="normal"/>
    </style:style>
    <style:style style:name="P11" style:family="paragraph" style:parent-style-name="Text_20_body">
      <style:paragraph-properties fo:text-align="start" style:justify-single-word="false" style:writing-mode="lr-tb"/>
      <style:text-properties style:font-name="Monospace" fo:font-size="10pt" fo:font-weight="normal" officeooo:rsid="06d23e2c" officeooo:paragraph-rsid="06d23e2c" style:font-size-asian="10pt" style:font-weight-asian="normal" style:font-name-complex="David CLM" style:font-size-complex="10pt" style:font-weight-complex="normal"/>
    </style:style>
    <style:style style:name="P12" style:family="paragraph" style:parent-style-name="Text_20_body">
      <style:paragraph-properties fo:text-align="start" style:justify-single-word="false" style:writing-mode="lr-tb"/>
      <style:text-properties officeooo:paragraph-rsid="06cd418f"/>
    </style:style>
    <style:style style:name="P13" style:family="paragraph" style:parent-style-name="Text_20_body">
      <style:paragraph-properties fo:text-align="start" style:justify-single-word="false" style:writing-mode="lr-tb"/>
      <style:text-properties officeooo:paragraph-rsid="06ed7b27"/>
    </style:style>
    <style:style style:name="P14" style:family="paragraph" style:parent-style-name="Heading_20_2">
      <style:paragraph-properties fo:line-height="100%"/>
      <style:text-properties officeooo:paragraph-rsid="06be1eb0"/>
    </style:style>
    <style:style style:name="P15" style:family="paragraph" style:parent-style-name="Heading_20_2">
      <style:text-properties officeooo:paragraph-rsid="069b8824"/>
    </style:style>
    <style:style style:name="P16" style:family="paragraph" style:parent-style-name="Heading_20_2">
      <style:text-properties officeooo:paragraph-rsid="06cb9497"/>
    </style:style>
    <style:style style:name="P17" style:family="paragraph" style:parent-style-name="Heading_20_2">
      <style:text-properties officeooo:paragraph-rsid="06d5649d"/>
    </style:style>
    <style:style style:name="P18" style:family="paragraph" style:parent-style-name="Heading_20_2">
      <style:text-properties officeooo:paragraph-rsid="06d61136"/>
    </style:style>
    <style:style style:name="P19" style:family="paragraph" style:parent-style-name="Heading_20_2">
      <style:text-properties officeooo:paragraph-rsid="06db4a56"/>
    </style:style>
    <style:style style:name="P20" style:family="paragraph" style:parent-style-name="Heading_20_2">
      <style:paragraph-properties fo:margin-top="0in" fo:margin-bottom="0.0181in" style:contextual-spacing="false" fo:line-height="100%"/>
      <style:text-properties style:font-name="Courier New" fo:font-size="10pt" officeooo:paragraph-rsid="06b7f91d" style:font-size-asian="10pt" style:font-size-complex="10pt"/>
    </style:style>
    <style:style style:name="P21" style:family="paragraph" style:parent-style-name="Text_20_body">
      <style:paragraph-properties fo:line-height="100%"/>
      <style:text-properties officeooo:rsid="04af6545" officeooo:paragraph-rsid="06b7f91d"/>
    </style:style>
    <style:style style:name="P22" style:family="paragraph" style:parent-style-name="Text_20_body">
      <style:paragraph-properties fo:line-height="100%"/>
      <style:text-properties officeooo:rsid="06c994c2" officeooo:paragraph-rsid="06c994c2"/>
    </style:style>
    <style:style style:name="P23" style:family="paragraph" style:parent-style-name="Text_20_body">
      <style:text-properties style:font-name="Monospace" fo:font-weight="normal" officeooo:rsid="06cb9497" officeooo:paragraph-rsid="06cb9497" style:font-size-asian="10.5pt" style:font-weight-asian="normal" style:font-name-complex="David CLM" style:font-weight-complex="normal"/>
    </style:style>
    <style:style style:name="P24" style:family="paragraph" style:parent-style-name="Text_20_body">
      <style:text-properties style:font-name="Monospace" fo:font-weight="normal" officeooo:rsid="06cb9497" officeooo:paragraph-rsid="06d0aba0" style:font-size-asian="10.5pt" style:font-weight-asian="normal" style:font-name-complex="David CLM" style:font-weight-complex="normal"/>
    </style:style>
    <style:style style:name="P25" style:family="paragraph" style:parent-style-name="Text_20_body">
      <style:text-properties style:font-name="Monospace" fo:font-weight="normal" officeooo:rsid="06cb9497" officeooo:paragraph-rsid="06d23e2c" style:font-size-asian="10.5pt" style:font-weight-asian="normal" style:font-name-complex="David CLM" style:font-weight-complex="normal"/>
    </style:style>
    <style:style style:name="P26" style:family="paragraph" style:parent-style-name="Text_20_body">
      <style:text-properties style:font-name="Monospace" fo:font-weight="normal" officeooo:rsid="0688b8cc" officeooo:paragraph-rsid="06cd418f" style:font-size-asian="10.5pt" style:font-weight-asian="normal" style:font-name-complex="David CLM" style:font-weight-complex="normal"/>
    </style:style>
    <style:style style:name="P27" style:family="paragraph" style:parent-style-name="Text_20_body">
      <style:paragraph-properties fo:line-height="100%"/>
      <style:text-properties style:font-name="Monospace" fo:font-weight="normal" officeooo:rsid="0688b8cc" officeooo:paragraph-rsid="06d5649d" style:font-size-asian="10.5pt" style:font-weight-asian="normal" style:font-name-complex="David CLM" style:font-weight-complex="normal"/>
    </style:style>
    <style:style style:name="P28" style:family="paragraph" style:parent-style-name="Text_20_body">
      <style:paragraph-properties fo:line-height="100%"/>
      <style:text-properties style:font-name="Monospace" fo:font-weight="normal" officeooo:rsid="06faa519" officeooo:paragraph-rsid="06faa519" style:font-size-asian="10.5pt" style:font-weight-asian="normal" style:font-name-complex="David CLM" style:font-weight-complex="normal"/>
    </style:style>
    <style:style style:name="P29" style:family="paragraph" style:parent-style-name="Text_20_body">
      <style:paragraph-properties fo:line-height="100%"/>
      <style:text-properties officeooo:rsid="06cb9497" officeooo:paragraph-rsid="06d5649d"/>
    </style:style>
    <style:style style:name="P30" style:family="paragraph" style:parent-style-name="Text_20_body">
      <style:paragraph-properties fo:line-height="100%"/>
      <style:text-properties officeooo:rsid="06cb9497" officeooo:paragraph-rsid="06d838dd"/>
    </style:style>
    <style:style style:name="P31" style:family="paragraph" style:parent-style-name="Text_20_body">
      <style:text-properties officeooo:rsid="06d5649d" officeooo:paragraph-rsid="06d5649d"/>
    </style:style>
    <style:style style:name="P32" style:family="paragraph" style:parent-style-name="Text_20_body">
      <style:text-properties officeooo:rsid="06d5649d" officeooo:paragraph-rsid="06d61136"/>
    </style:style>
    <style:style style:name="P33" style:family="paragraph" style:parent-style-name="Text_20_body">
      <style:text-properties officeooo:rsid="06d789fe" officeooo:paragraph-rsid="06d789fe"/>
    </style:style>
    <style:style style:name="P34" style:family="paragraph" style:parent-style-name="Text_20_body">
      <style:text-properties fo:language="en" fo:country="US" officeooo:rsid="06de71c1" officeooo:paragraph-rsid="06de71c1"/>
    </style:style>
    <style:style style:name="P35" style:family="paragraph" style:parent-style-name="Text_20_body">
      <style:text-properties officeooo:paragraph-rsid="06e12a1b"/>
    </style:style>
    <style:style style:name="P36" style:family="paragraph" style:parent-style-name="Text_20_body">
      <style:text-properties officeooo:rsid="06e4966f" officeooo:paragraph-rsid="06e4966f"/>
    </style:style>
    <style:style style:name="P37" style:family="paragraph" style:parent-style-name="Text_20_body">
      <style:text-properties officeooo:rsid="06e4966f" officeooo:paragraph-rsid="06e6fcdd"/>
    </style:style>
    <style:style style:name="P38" style:family="paragraph" style:parent-style-name="Text_20_body">
      <style:text-properties officeooo:paragraph-rsid="06cf1ae8"/>
    </style:style>
    <style:style style:name="P39" style:family="paragraph" style:parent-style-name="Text_20_body">
      <style:text-properties officeooo:paragraph-rsid="06d0aba0"/>
    </style:style>
    <style:style style:name="P40" style:family="paragraph" style:parent-style-name="Standard">
      <style:text-properties fo:language="en" fo:country="US" officeooo:rsid="06e49645" officeooo:paragraph-rsid="06e49645"/>
    </style:style>
    <style:style style:name="P41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fo:color="#000000" loext:opacity="100%" style:font-name="Monospace" fo:font-size="12pt" fo:font-style="normal" fo:font-weight="normal" officeooo:rsid="06db4a56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" style:family="text">
      <style:text-properties fo:color="#000000" loext:opacity="100%" style:font-name="Monospace" fo:font-size="12pt" fo:language="en" fo:country="US" fo:font-style="normal" fo:font-weight="normal" officeooo:rsid="0680c1f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5" style:family="text">
      <style:text-properties fo:color="#000000" loext:opacity="100%" style:font-name="Monospace" fo:font-size="12pt" fo:language="en" fo:country="US" fo:font-style="normal" fo:font-weight="normal" officeooo:rsid="069b882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6" style:family="text">
      <style:text-properties fo:color="#000000" loext:opacity="100%" style:font-name="Monospace" fo:font-size="12pt" fo:language="en" fo:country="US" fo:font-style="normal" fo:font-weight="normal" officeooo:rsid="06be1eb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7" style:family="text">
      <style:text-properties fo:color="#000000" loext:opacity="100%" style:font-name="Monospace" fo:font-size="12pt" fo:language="en" fo:country="US" fo:font-style="normal" fo:font-weight="normal" officeooo:rsid="06d0aba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" style:family="text">
      <style:text-properties fo:color="#000000" loext:opacity="100%" style:font-name="Monospace" fo:font-size="12pt" fo:language="en" fo:country="US" fo:font-style="normal" fo:font-weight="normal" officeooo:rsid="06d5649d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9" style:family="text">
      <style:text-properties fo:color="#000000" loext:opacity="100%" style:font-name="Monospace" fo:font-size="12pt" fo:language="en" fo:country="US" fo:font-style="normal" fo:font-weight="normal" officeooo:rsid="06d61136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0" style:family="text">
      <style:text-properties fo:color="#000000" loext:opacity="100%" style:font-name="Monospace" fo:font-size="12pt" fo:language="en" fo:country="US" fo:font-style="normal" fo:font-weight="normal" officeooo:rsid="06db4a56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1" style:family="text">
      <style:text-properties style:font-name="Monospace" fo:font-weight="normal" style:font-size-asian="10.5pt" style:font-weight-asian="normal" style:font-name-complex="David CLM" style:font-weight-complex="normal"/>
    </style:style>
    <style:style style:name="T12" style:family="text">
      <style:text-properties style:font-name="Monospace" fo:font-weight="normal" officeooo:rsid="0688b8cc" style:font-size-asian="10.5pt" style:font-weight-asian="normal" style:font-name-complex="David CLM" style:font-weight-complex="normal"/>
    </style:style>
    <style:style style:name="T13" style:family="text">
      <style:text-properties style:font-name="Monospace" fo:font-weight="normal" officeooo:rsid="068c8d95" style:font-size-asian="10.5pt" style:font-weight-asian="normal" style:font-name-complex="David CLM" style:font-weight-complex="normal"/>
    </style:style>
    <style:style style:name="T14" style:family="text">
      <style:text-properties style:font-name="Monospace" fo:font-weight="normal" officeooo:rsid="06cf1ae8" style:font-size-asian="10.5pt" style:font-weight-asian="normal" style:font-name-complex="David CLM" style:font-weight-complex="normal"/>
    </style:style>
    <style:style style:name="T15" style:family="text">
      <style:text-properties style:font-name="Monospace" fo:font-weight="normal" officeooo:rsid="06e8bcd5" style:font-size-asian="10.5pt" style:font-weight-asian="normal" style:font-name-complex="David CLM" style:font-weight-complex="normal"/>
    </style:style>
    <style:style style:name="T16" style:family="text">
      <style:text-properties style:font-name="Monospace" fo:font-weight="normal" officeooo:rsid="06e8e952" style:font-size-asian="10.5pt" style:font-weight-asian="normal" style:font-name-complex="David CLM" style:font-weight-complex="normal"/>
    </style:style>
    <style:style style:name="T17" style:family="text">
      <style:text-properties style:font-name="Monospace" fo:font-weight="normal" officeooo:rsid="06d0aba0" style:font-size-asian="10.5pt" style:font-weight-asian="normal" style:font-name-complex="David CLM" style:font-weight-complex="normal"/>
    </style:style>
    <style:style style:name="T18" style:family="text">
      <style:text-properties style:font-name="Monospace" fo:font-weight="normal" officeooo:rsid="06d23e2c" style:font-size-asian="10.5pt" style:font-weight-asian="normal" style:font-name-complex="David CLM" style:font-weight-complex="normal"/>
    </style:style>
    <style:style style:name="T19" style:family="text">
      <style:text-properties style:font-name="Monospace" fo:font-weight="normal" officeooo:rsid="06f30066" style:font-size-asian="10.5pt" style:font-weight-asian="normal" style:font-name-complex="David CLM" style:font-weight-complex="normal"/>
    </style:style>
    <style:style style:name="T20" style:family="text">
      <style:text-properties style:font-name="Monospace" fo:font-weight="normal" officeooo:rsid="06f7e53e" style:font-size-asian="10.5pt" style:font-weight-asian="normal" style:font-name-complex="David CLM" style:font-weight-complex="normal"/>
    </style:style>
    <style:style style:name="T21" style:family="text">
      <style:text-properties style:font-name="Monospace" fo:font-weight="normal" officeooo:rsid="06f9e06d" style:font-size-asian="10.5pt" style:font-weight-asian="normal" style:font-name-complex="David CLM" style:font-weight-complex="normal"/>
    </style:style>
    <style:style style:name="T22" style:family="text">
      <style:text-properties style:font-name="Monospace" fo:font-weight="normal" officeooo:rsid="06cf1ae8" style:font-weight-asian="normal" style:font-name-complex="David CLM" style:font-weight-complex="normal"/>
    </style:style>
    <style:style style:name="T23" style:family="text">
      <style:text-properties style:font-name="Monospace" fo:font-weight="normal" officeooo:rsid="06d23e2c" style:font-weight-asian="normal" style:font-name-complex="David CLM" style:font-weight-complex="normal"/>
    </style:style>
    <style:style style:name="T24" style:family="text">
      <style:text-properties style:font-name="Monospace" fo:font-weight="normal" officeooo:rsid="06f30066" style:font-weight-asian="normal" style:font-name-complex="David CLM" style:font-weight-complex="normal"/>
    </style:style>
    <style:style style:name="T25" style:family="text">
      <style:text-properties style:font-name="Monospace" fo:language="en" fo:country="US" fo:font-weight="normal" officeooo:rsid="06cb9497" style:font-size-asian="10.5pt" style:font-weight-asian="normal" style:font-name-complex="David CLM" style:font-weight-complex="normal"/>
    </style:style>
    <style:style style:name="T26" style:family="text">
      <style:text-properties style:font-name="Monospace" fo:language="en" fo:country="US" fo:font-weight="normal" officeooo:rsid="06ee5170" style:font-size-asian="10.5pt" style:font-weight-asian="normal" style:font-name-complex="David CLM" style:font-weight-complex="normal"/>
    </style:style>
    <style:style style:name="T27" style:family="text">
      <style:text-properties style:font-name="Monospace" fo:language="en" fo:country="US" fo:font-weight="normal" officeooo:rsid="06ebc3ac" style:font-weight-asian="normal" style:font-name-complex="David CLM" style:font-weight-complex="normal"/>
    </style:style>
    <style:style style:name="T28" style:family="text">
      <style:text-properties style:font-name="Monospace" fo:language="en" fo:country="US" fo:font-weight="normal" officeooo:rsid="06e8e952" style:font-weight-asian="normal" style:font-name-complex="David CLM" style:font-weight-complex="normal"/>
    </style:style>
    <style:style style:name="T29" style:family="text">
      <style:text-properties style:font-name="Monospace" fo:language="en" fo:country="US" fo:font-weight="normal" officeooo:rsid="06f174d7" style:font-weight-asian="normal" style:font-name-complex="David CLM" style:font-weight-complex="normal"/>
    </style:style>
    <style:style style:name="T30" style:family="text">
      <style:text-properties style:font-name="Monospace" fo:language="en" fo:country="US" fo:font-weight="normal" officeooo:rsid="06f30066" style:font-weight-asian="normal" style:font-name-complex="David CLM" style:font-weight-complex="normal"/>
    </style:style>
    <style:style style:name="T31" style:family="text">
      <style:text-properties style:font-name="Monospace" fo:language="en" fo:country="US" officeooo:rsid="06de71c1" style:font-size-asian="10.5pt" style:font-name-complex="David CLM" style:font-weight-complex="normal"/>
    </style:style>
    <style:style style:name="T32" style:family="text">
      <style:text-properties style:font-name="Monospace" fo:language="en" fo:country="US" fo:font-weight="bold" officeooo:rsid="06de71c1" style:font-size-asian="10.5pt" style:font-weight-asian="bold" style:font-name-complex="David CLM" style:font-weight-complex="bold"/>
    </style:style>
    <style:style style:name="T33" style:family="text">
      <style:text-properties style:font-name="Monospace" fo:language="en" fo:country="US" fo:font-weight="bold" officeooo:rsid="06e12a1b" style:font-size-asian="10.5pt" style:font-weight-asian="bold" style:font-name-complex="David CLM" style:font-weight-complex="bold"/>
    </style:style>
    <style:style style:name="T34" style:family="text">
      <style:text-properties style:font-name="Monospace" fo:font-size="10pt" fo:font-weight="normal" officeooo:rsid="06cd418f" style:font-size-asian="10pt" style:font-weight-asian="normal" style:font-name-complex="David CLM" style:font-size-complex="10pt" style:font-weight-complex="normal"/>
    </style:style>
    <style:style style:name="T35" style:family="text">
      <style:text-properties style:font-name="Monospace" fo:font-size="10pt" fo:font-weight="normal" officeooo:rsid="06cdab39" style:font-size-asian="10pt" style:font-weight-asian="normal" style:font-name-complex="David CLM" style:font-size-complex="10pt" style:font-weight-complex="normal"/>
    </style:style>
    <style:style style:name="T36" style:family="text">
      <style:text-properties style:font-name="Monospace" fo:font-size="10pt" fo:font-weight="normal" officeooo:rsid="06cf1ae8" style:font-size-asian="10pt" style:font-weight-asian="normal" style:font-name-complex="David CLM" style:font-size-complex="10pt" style:font-weight-complex="normal"/>
    </style:style>
    <style:style style:name="T37" style:family="text">
      <style:text-properties style:font-name="Monospace" fo:font-size="10pt" fo:font-weight="normal" officeooo:rsid="06cdb989" style:font-size-asian="10pt" style:font-weight-asian="normal" style:font-name-complex="David CLM" style:font-size-complex="10pt" style:font-weight-complex="normal"/>
    </style:style>
    <style:style style:name="T38" style:family="text">
      <style:text-properties style:font-name="Monospace" fo:font-size="10pt" fo:font-weight="normal" officeooo:rsid="06e8bcd5" style:font-size-asian="10pt" style:font-weight-asian="normal" style:font-name-complex="David CLM" style:font-size-complex="10pt" style:font-weight-complex="normal"/>
    </style:style>
    <style:style style:name="T39" style:family="text">
      <style:text-properties style:font-name="Monospace" fo:font-size="10pt" fo:font-weight="normal" officeooo:rsid="06f082cc" style:font-size-asian="10pt" style:font-weight-asian="normal" style:font-name-complex="David CLM" style:font-size-complex="10pt" style:font-weight-complex="normal"/>
    </style:style>
    <style:style style:name="T40" style:family="text">
      <style:text-properties style:font-name="Monospace" fo:font-size="10pt" fo:language="en" fo:country="US" fo:font-weight="normal" officeooo:rsid="06f082cc" style:font-size-asian="10pt" style:font-weight-asian="normal" style:font-name-complex="David CLM" style:font-size-complex="10pt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6cb9497" style:font-weight-asian="normal" style:font-weight-complex="normal"/>
    </style:style>
    <style:style style:name="T43" style:family="text">
      <style:text-properties fo:font-weight="normal" officeooo:rsid="06d0aba0" style:font-weight-asian="normal" style:font-weight-complex="normal"/>
    </style:style>
    <style:style style:name="T44" style:family="text">
      <style:text-properties fo:font-weight="normal" officeooo:rsid="06d5649d" style:font-weight-asian="normal" style:font-weight-complex="normal"/>
    </style:style>
    <style:style style:name="T45" style:family="text">
      <style:text-properties fo:font-weight="normal" officeooo:rsid="06d61136" style:font-weight-asian="normal" style:font-weight-complex="normal"/>
    </style:style>
    <style:style style:name="T46" style:family="text">
      <style:text-properties fo:font-weight="normal" officeooo:rsid="06d789fe" style:font-weight-asian="normal" style:font-weight-complex="normal"/>
    </style:style>
    <style:style style:name="T47" style:family="text">
      <style:text-properties officeooo:rsid="06c994c2"/>
    </style:style>
    <style:style style:name="T48" style:family="text">
      <style:text-properties officeooo:rsid="06ca0de3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6d0aba0" style:font-weight-asian="bold" style:font-weight-complex="bold"/>
    </style:style>
    <style:style style:name="T51" style:family="text">
      <style:text-properties officeooo:rsid="06cd418f"/>
    </style:style>
    <style:style style:name="T52" style:family="text">
      <style:text-properties officeooo:rsid="06cf1ae8"/>
    </style:style>
    <style:style style:name="T53" style:family="text">
      <style:text-properties officeooo:rsid="06d0aba0"/>
    </style:style>
    <style:style style:name="T54" style:family="text">
      <style:text-properties officeooo:rsid="06d19564"/>
    </style:style>
    <style:style style:name="T55" style:family="text">
      <style:text-properties officeooo:rsid="06d789fe"/>
    </style:style>
    <style:style style:name="T56" style:family="text">
      <style:text-properties style:font-name="Times New Roman" fo:language="en" fo:country="US" officeooo:rsid="06de71c1" style:font-name-complex="David (Hebrew)"/>
    </style:style>
    <style:style style:name="T57" style:family="text">
      <style:text-properties style:font-name="Times New Roman" fo:language="en" fo:country="US" officeooo:rsid="06e12a1b" style:font-name-complex="David (Hebrew)"/>
    </style:style>
    <style:style style:name="T58" style:family="text">
      <style:text-properties style:font-name="Times New Roman" fo:language="en" fo:country="US" officeooo:rsid="06de71c1"/>
    </style:style>
    <style:style style:name="T59" style:family="text">
      <style:text-properties style:font-name="Times New Roman" fo:language="en" fo:country="US" fo:font-weight="bold" officeooo:rsid="06e12a1b" style:font-weight-asian="bold" style:font-name-complex="David (Hebrew)" style:font-weight-complex="bold"/>
    </style:style>
    <style:style style:name="T60" style:family="text">
      <style:text-properties style:font-name="Times New Roman" fo:language="en" fo:country="US" officeooo:rsid="06e29dfa"/>
    </style:style>
    <style:style style:name="T61" style:family="text">
      <style:text-properties fo:font-size="10pt" fo:language="en" fo:country="US" officeooo:rsid="06de71c1" style:font-name-asian="Calibri" style:font-size-asian="10pt" style:language-asian="en" style:country-asian="US" style:language-complex="he" style:country-complex="IL"/>
    </style:style>
    <style:style style:name="T62" style:family="text">
      <style:text-properties style:font-name="Arial (Hebrew)" fo:font-size="10pt" fo:language="en" fo:country="US" officeooo:rsid="06de71c1" style:font-size-asian="10pt" style:language-asian="en" style:country-asian="US" style:font-name-complex="Arial (Hebrew)1" style:language-complex="he" style:country-complex="IL"/>
    </style:style>
    <style:style style:name="T63" style:family="text">
      <style:text-properties fo:language="en" fo:country="US" officeooo:rsid="06e8bcd5"/>
    </style:style>
    <style:style style:name="T64" style:family="text">
      <style:text-properties fo:language="en" fo:country="US" officeooo:rsid="06eadb7c"/>
    </style:style>
    <style:style style:name="T65" style:family="text">
      <style:text-properties fo:language="en" fo:country="US" officeooo:rsid="06ebb443"/>
    </style:style>
    <style:style style:name="T66" style:family="text">
      <style:text-properties fo:language="en" fo:country="US" officeooo:rsid="06eedcca"/>
    </style:style>
    <style:style style:name="T67" style:family="text">
      <style:text-properties fo:language="en" fo:country="US" officeooo:rsid="06f082cc"/>
    </style:style>
    <style:style style:name="T68" style:family="text">
      <style:text-properties fo:language="en" fo:country="US" officeooo:rsid="06f174d7"/>
    </style:style>
    <style:style style:name="T69" style:family="text">
      <style:text-properties fo:language="en" fo:country="US" officeooo:rsid="06f3f39a"/>
    </style:style>
    <style:style style:name="T70" style:family="text">
      <style:text-properties officeooo:rsid="06cb9497"/>
    </style:style>
    <style:style style:name="T71" style:family="text">
      <style:text-properties officeooo:rsid="06e6fcdd"/>
    </style:style>
    <style:style style:name="T72" style:family="text">
      <style:text-properties officeooo:rsid="06e8bcd5"/>
    </style:style>
    <style:style style:name="T73" style:family="text">
      <style:text-properties officeooo:rsid="06f082cc"/>
    </style:style>
    <style:style style:name="T74" style:family="text">
      <style:text-properties officeooo:rsid="06fa2e53"/>
    </style:style>
    <style:style style:name="T75" style:family="text">
      <style:text-properties officeooo:rsid="06fbd3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" text:outline-level="1"><text:span text:style-name="T1">מטלה</text:span> –<text:span text:style-name="T2"> </text:span><text:span text:style-name="T48">תקצוב משתף</text:span></text:h>
      <text:p text:style-name="P21">‫יש לענות על שאלה אחת לבחירתכם. שאלות או סעיפים עם כוכבית‬ מזכים <text:span text:style-name="T47">בניקוד כפול.</text:span></text:p>
      <text:p text:style-name="P22">יש לדווח על כל שימוש בחומר-עזר או קבלת עזרה, בהתאם לתקנון היושר של המחלקה.</text:p>
      <text:p text:style-name="P20"/>
      <text:p text:style-name="P16"><text:span text:style-name="T41">שאלה </text:span><text:span text:style-name="T5">1</text:span><text:span text:style-name="T4">:</text:span><text:span text:style-name="T41"> </text:span><text:span text:style-name="T42">שיטת פראגמן - תיכנות</text:span></text:p>
      <text:p text:style-name="P23"><text:span text:style-name="T51">כתבו קוד פייתון </text:span><text:span text:style-name="T52">המבצע שלב אחד של </text:span><text:span text:style-name="T51">שיטת פראגמן </text:span><text:span text:style-name="T72">לחלוקת תקציב</text:span><text:span text:style-name="T51">. כותרת הפונקציה:</text:span></text:p>
      <text:p text:style-name="P6">def <text:span text:style-name="T52">elect_</text:span>next_<text:span text:style-name="T64">budget_item</text:span>(</text:p>
      <text:p text:style-name="P12"><text:span text:style-name="T34"><text:tab/></text:span><text:span text:style-name="T35">votes: list[set</text:span><text:span text:style-name="T36">[str]]</text:span><text:span text:style-name="T35">], <text:s text:c="2"/># רשימת ההצבעות של האזרחים. לכל אזרח מצביע </text:span><text:span text:style-name="T37">לקבוצה של </text:span><text:span text:style-name="T38">פריטים</text:span><text:span text:style-name="T37">.</text:span></text:p>
      <text:p text:style-name="P12"><text:span text:style-name="T34"><text:tab/></text:span><text:span text:style-name="T40">balances</text:span><text:span text:style-name="T34">: list</text:span><text:span text:style-name="T36">[float]</text:span><text:span text:style-name="T34">, <text:s text:c="4"/># </text:span><text:span text:style-name="T40">היתרה ה</text:span><text:span text:style-name="T34">וירטואלי</text:span><text:span text:style-name="T39">ת של </text:span><text:span text:style-name="T34">כל אחד מהאזרחים</text:span></text:p>
      <text:p text:style-name="P6"><text:tab/><text:span text:style-name="T63">costs: dict[str,f</text:span><text:span text:style-name="T65">l</text:span><text:span text:style-name="T63">oat] <text:s text:c="4"/># העלות של כל אחד מהפריטים</text:span></text:p>
      <text:p text:style-name="P6"><text:tab/><text:span text:style-name="T52">)</text:span></text:p>
      <text:p text:style-name="P38"><text:span text:style-name="T14">הפונקציה צריכה לכתוב למסך כמה כסף </text:span><text:span text:style-name="T16">וירטואלי </text:span><text:span text:style-name="T14">כל אזרח יקבל, מ</text:span><text:span text:style-name="T20">ה</text:span><text:span text:style-name="T14"> </text:span><text:span text:style-name="T15">הפריט </text:span><text:span text:style-name="T14">הבא שייבחר, </text:span><text:span text:style-name="T19">ומה היתרות החדשות. למשל</text:span><text:span text:style-name="T14">:</text:span></text:p>
      <text:p text:style-name="P4"><text:span text:style-name="T22">After adding 0.08 to each citizen, “</text:span><text:span text:style-name="T27">P</text:span><text:span text:style-name="T28">ark in street </text:span><text:span text:style-name="T27">X”</text:span><text:span text:style-name="T28"> is chosen</text:span><text:span text:style-name="T22">.</text:span></text:p>
      <text:p text:style-name="P5"><text:span text:style-name="T29">Citizen</text:span><text:span text:style-name="T23"> </text:span><text:span text:style-name="T30">1 </text:span><text:span text:style-name="T23">has 1.96 remaining balance.</text:span></text:p>
      <text:p text:style-name="P5"><text:span text:style-name="T68">Citizen </text:span><text:span text:style-name="T24">2 </text:span><text:span text:style-name="T30">has 0 </text:span><text:span text:style-name="T22">remaining balance.</text:span></text:p>
      <text:p text:style-name="P26"/>
      <text:p text:style-name="P15"><text:span text:style-name="T41">שאלה </text:span><text:span text:style-name="T7">2</text:span><text:span text:style-name="T4">:</text:span><text:span text:style-name="T41"> </text:span><text:span text:style-name="T42">שיטת החלקים השוים - </text:span><text:span text:style-name="T43">תיכנות</text:span></text:p>
      <text:p text:style-name="P24"><text:span text:style-name="T51">כתבו קוד פייתון </text:span><text:span text:style-name="T52">המבצע שלב אחד של </text:span><text:span text:style-name="T51">שיטת </text:span><text:span text:style-name="T53">החלקים השוים </text:span><text:span text:style-name="T69">לחלוקת תקציב</text:span><text:span text:style-name="T51">. כותרת הפונקציה:</text:span></text:p>
      <text:p text:style-name="P7">def <text:span text:style-name="T52">elect_</text:span>next_<text:span text:style-name="T64">budget_item</text:span>(</text:p>
      <text:p text:style-name="P13"><text:span text:style-name="T34"><text:tab/></text:span><text:span text:style-name="T35">votes: list[set</text:span><text:span text:style-name="T36">[str]]</text:span><text:span text:style-name="T35">], <text:s text:c="2"/># רשימת ההצבעות של האזרחים. לכל אזרח מצביע </text:span><text:span text:style-name="T37">לקבוצה של </text:span><text:span text:style-name="T38">פריטים</text:span><text:span text:style-name="T37">.</text:span></text:p>
      <text:p text:style-name="P8"><text:tab/><text:span text:style-name="T67">balances</text:span>: list<text:span text:style-name="T52">[float]</text:span>, <text:s text:c="4"/># <text:span text:style-name="T67">היתרה ה</text:span>וירטואלי<text:span text:style-name="T73">ת של </text:span>כל אחד מהאזרחים</text:p>
      <text:p text:style-name="P7"><text:tab/><text:span text:style-name="T63">costs: dict[str,f</text:span><text:span text:style-name="T65">l</text:span><text:span text:style-name="T63">oat] <text:s text:c="4"/># העלות של כל אחד מהפריטים</text:span></text:p>
      <text:p text:style-name="P7"><text:tab/><text:span text:style-name="T52">)</text:span></text:p>
      <text:p text:style-name="P25"><text:span text:style-name="T50">שימו לב למקרי קצה</text:span><text:span text:style-name="T53">: ייתכן שלחלק מהתומכים אין מספיק כסף לשלם, </text:span><text:span text:style-name="T54">ולכן תומכים אחרים יצטרכו לשלם יותר</text:span><text:span text:style-name="T53">.</text:span></text:p>
      <text:p text:style-name="P39"><text:span text:style-name="T14">הפונקציה צריכה לכתוב למסך מ</text:span><text:span text:style-name="T21">ה</text:span><text:span text:style-name="T14"> </text:span><text:span text:style-name="T26">הפריט </text:span><text:span text:style-name="T14">הבא שייבחר, </text:span><text:span text:style-name="T17">כמה כסף ישלם כל אחד מהתומכים שלו, </text:span><text:span text:style-name="T18">ומה היתרות החדשות. למשל:</text:span></text:p>
      <text:p text:style-name="P9"><text:span text:style-name="T66">Round 1: </text:span>“<text:span text:style-name="T66">Park in street X” </text:span>is elected.</text:p>
      <text:p text:style-name="P3"><text:span text:style-name="T29">Citizen</text:span><text:span text:style-name="T23"> 1 pays 0 and has 1.96 remaining balance.</text:span></text:p>
      <text:p text:style-name="P10"><text:span text:style-name="T68">Citizen </text:span>2 pays 0.5 and has 1.4 remaining balance.</text:p>
      <text:p text:style-name="P11"><text:soft-page-break/>...</text:p>
      <text:p text:style-name="P17"><text:span text:style-name="T41">שאלה </text:span><text:span text:style-name="T8">3</text:span><text:span text:style-name="T4">:</text:span><text:span text:style-name="T41"> </text:span><text:span text:style-name="T44">גילוי אמת</text:span></text:p>
      <text:p text:style-name="P31">א. הוכיחו (ע"י דוגמה) ששיטת פראגמן לא מגלה אמת.</text:p>
      <text:p text:style-name="P31">ב. הוכיחו (ע"י דוגמה) ששיטת החלקים השוים לא מגלה אמת.</text:p>
      <text:p text:style-name="P29">ניתן להיעזר בספריה זו: <text:a xlink:type="simple" xlink:href="https://github.com/martinlackner/abcvoting" text:style-name="Internet_20_link" text:visited-style-name="Visited_20_Internet_20_Link">https://github.com/martinlackner/abcvoting</text:a> <text:s/>לצורך חישוב <text:s/>מהיר של וועדות <text:span text:style-name="T74">בשיטות השונות</text:span>.</text:p>
      <text:p text:style-name="P28">* ג. הוכיחו, שהאלגוריתם החמדני לחלוקת תקציב, שנלמד בתחילת ההרצאה, מגלה אמת.</text:p>
      <text:p text:style-name="P27"/>
      <text:p text:style-name="P18"><text:span text:style-name="T46">* </text:span><text:span text:style-name="T41">שאלה </text:span><text:span text:style-name="T9">4</text:span><text:span text:style-name="T4">:</text:span><text:span text:style-name="T41"> </text:span><text:span text:style-name="T45">שיטת החלקים השוים לא מונוטונית</text:span></text:p>
      <text:p text:style-name="P32">הוכיחו (ע"י דוגמה) ששיטת <text:span text:style-name="T55">החלקים השווים </text:span><text:span text:style-name="T75">לבחירת וועדה </text:span><text:span text:style-name="T55">אינה מונוטונית.</text:span></text:p>
      <text:p text:style-name="P33"><text:span text:style-name="T49">הדרכה</text:span><text:span text:style-name="T41">: יש להגדיר את הבחירות של האזרחים (באיזה מועמדים כל אחד תומך). ואז להראות, שעבור k מסויים נבחרת ועדה מסויימת, ועבור k+1 נבחרת ועדה שאינה מכילה את הוועדה המקורית (כלומר, יש מועמד שנבחר עבור k ולא נבחר עבור k+1).</text:span></text:p>
      <text:p text:style-name="P30"><text:span text:style-name="T12">ניתן להיעזר בספריה זו: </text:span><text:a xlink:type="simple" xlink:href="https://github.com/martinlackner/abcvoting" text:style-name="Internet_20_link" text:visited-style-name="Visited_20_Internet_20_Link"><text:span text:style-name="T12">https://github.com/martinlackner/abcvoting</text:span></text:a><text:span text:style-name="T12"> <text:s/>לצורך חישוב <text:s/>מהיר של וועדות.</text:span></text:p>
      <text:p text:style-name="P19"><text:span text:style-name="T46">* </text:span><text:span text:style-name="T41">שאלה</text:span><text:span text:style-name="T9"> </text:span><text:span text:style-name="T10">5</text:span><text:span text:style-name="T4">:</text:span><text:span text:style-name="T41"> </text:span><text:span text:style-name="T45">שיטת החלקים השוים </text:span><text:span text:style-name="T3">לחלוקת תקציב</text:span></text:p>
      <text:p text:style-name="P34"><text:span text:style-name="T12">מ</text:span><text:span text:style-name="T11">טרת השאלה היא להוכיח ששיטת החלקים השוים הוגנת גם כשמכלילים אותה לחלוקת תקציב. לשם כך נכליל את ההגדרות מההרצאה.</text:span></text:p>
      <text:p text:style-name="P35"><text:span text:style-name="T32">הגדרה </text:span><text:span text:style-name="T33">1</text:span><text:span text:style-name="T31">. </text:span><text:span text:style-name="T56">לכל קבוצה </text:span><text:span text:style-name="T58">T</text:span><text:span text:style-name="T56"> של פריטי-תקציב, קבוצת בוחרים </text:span><text:span text:style-name="T58">X</text:span><text:span text:style-name="T56"> נקראת </text:span><text:span text:style-name="מושג"><text:span text:style-name="T61">T</text:span></text:span><text:span text:style-name="מושג"><text:span text:style-name="T62">־מגובשת</text:span></text:span><text:span text:style-name="T58"> </text:span><text:span text:style-name="T56">אם כל הבוחרים בקבוצה </text:span><text:span text:style-name="T58">X</text:span><text:span text:style-name="T56"> תומכים בכל הפריטים בקבוצה </text:span><text:span text:style-name="T58">T</text:span><text:span text:style-name="T56">, ומספר הבוחרים בקבוצה </text:span><text:span text:style-name="T58">X</text:span><text:span text:style-name="T56"> הוא לפחות <text:s/></text:span><text:span text:style-name="T58">n*cost(T)/B</text:span><text:span text:style-name="T56">. במילים אחרות: אם לכל חבר בקבוצה נותנים את חלקו היחסי בתקציב </text:span><text:span text:style-name="T58">B/n</text:span><text:span text:style-name="T56">, אז לכל הקבוצה ביחד יש מספיק כסף כדי לממן את כל </text:span><text:span text:style-name="T58">T.</text:span></text:p>
      <text:p text:style-name="P35"><text:span text:style-name="T59">הגדרה 2</text:span><text:span text:style-name="T57">. </text:span><text:span text:style-name="T56">תקציב מקיים </text:span><text:span text:style-name="מושג"><text:span text:style-name="T62">ייצוג הוגן מורחב </text:span></text:span><text:span text:style-name="T56">אם לכל תת-קבוצה </text:span><text:span text:style-name="T58">T</text:span><text:span text:style-name="T56"> של פריטים, ולכל קבוצה </text:span><text:span text:style-name="T58">X</text:span><text:span text:style-name="T56"> שהיא </text:span><text:span text:style-name="T58">T</text:span><text:span text:style-name="T56">־מגובשת, יש לפחות חבר אחד ב-</text:span><text:span text:style-name="T58">X, </text:span><text:span text:style-name="T60">שתומך בלפחות </text:span><text:span text:style-name="T58">|T| </text:span><text:span text:style-name="T60">פריטים בתקציב.</text:span></text:p>
      <text:p text:style-name="P40">הוכיחו: שיטת החלקים השווים לחלוקת תקציב מוצאת תמיד תקציב המקיים ייצוג הוגן מורחב.</text:p>
      <text:p text:style-name="P40"/>
      <text:p text:style-name="P14"><text:span text:style-name="T13">*** שאלה </text:span><text:span text:style-name="T6">6</text:span><text:span text:style-name="T4">:</text:span><text:span text:style-name="T13"> </text:span><text:span text:style-name="T25">אלגוריתם מונוטוני והוגן לבחירת וועדה</text:span></text:p>
      <text:p text:style-name="P36">האם קיים <text:span text:style-name="T70">אלגוריתם לבחירת ועדה, שהוא גם מונוטוני בגודל הוועדה, וגם מחזיר תמיד ועדה המקיימת ייצוג הוגן מורחב (EJR)?</text:span></text:p>
      <text:p text:style-name="P37">אם כן – תארו אלגוריתם כזה <text:span text:style-name="T71">והוכיחו שהוא מקיים את התכונות</text:span>.</text:p>
      <text:p text:style-name="P37">אם לא – הוכיחו שלא קיים <text:span text:style-name="T71">אלגוריתם כזה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Arial (Hebrew)" svg:font-family="'Arial (Hebrew)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Arial (Hebrew)1" svg:font-family="'Arial (Hebrew)'" style:font-adornments="Regular" style:font-pitch="variable"/>
    <style:font-face style:name="David (Hebrew)" svg:font-family="'David (Hebrew)'" style:font-adornments="Regular" style:font-pitch="variable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 Math" svg:font-family="'Cambria Math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iriam" svg:font-family="Miriam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fo:orphans="2" fo:widows="2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en" fo:country="US" style:font-name-asian="Cambria Math" style:font-family-asian="'Cambria Math'" style:font-family-generic-asian="system" style:font-pitch-asian="variable" style:font-size-asian="10pt" style:language-asian="en" style:country-asian="US" style:font-name-complex="Miriam" style:font-family-complex="Miriam" style:font-family-generic-complex="system" style:font-pitch-complex="variable" style:font-size-complex="10pt" style:language-complex="he" style:country-complex="IL"/>
    </style:style>
    <style:style style:name="פנים_20_מסגרת" style:display-name="פנים מסגרת" style:family="paragraph" style:parent-style-name="Standard" style:default-outline-level="">
      <style:paragraph-properties fo:margin-left="0.2953in" fo:margin-right="0.1575in" fo:text-indent="0in" style:auto-text-indent="false" fo:padding-left="0.139in" fo:padding-right="0.139in" fo:padding-top="0in" fo:padding-bottom="0.139in" fo:border-left="0.26pt solid #000000" fo:border-right="0.26pt solid #000000" fo:border-top="none" fo:border-bottom="0.26pt solid #000000" style:shadow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style:style style:name="מושג" style:family="text" style:parent-style-name="Default_20_Paragraph_20_Font">
      <style:text-properties style:font-name="Arial" fo:font-family="Arial" style:font-family-generic="roman" style:font-pitch="variable" fo:font-size="11pt" fo:font-weight="bold" style:font-size-asian="11pt" style:font-weight-asian="bold" style:font-name-complex="Arial1" style:font-family-complex="Arial" style:font-family-generic-complex="system" style:font-pitch-complex="variable" style:font-style-complex="norma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4-03-27T09:05:18.311000000</dc:date>
    <meta:editing-duration>P12DT10H53M24S</meta:editing-duration>
    <meta:editing-cycles>1608</meta:editing-cycles>
    <meta:document-statistic meta:table-count="0" meta:image-count="0" meta:object-count="0" meta:page-count="2" meta:paragraph-count="47" meta:word-count="530" meta:character-count="3084" meta:non-whitespace-character-count="2567"/>
  </office:meta>
</office:document-meta>
</file>